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EKNMF+Arial" svg:font-family="AEKNMF+Arial" style:font-family-generic="swiss" svg:panose-1="0 0 0 0 0 0 0 0 0 0"/>
    <style:font-face style:name="AEKNLE+Arial,Bold" svg:font-family="AEKNLE+Arial,Bold" style:font-family-generic="swiss" svg:panose-1="0 0 0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left="0.25in">
        <style:tab-stops/>
      </style:paragraph-properties>
      <style:text-properties fo:font-size="11pt" style:font-size-asian="11pt"/>
    </style:style>
    <style:style style:name="P6" style:parent-style-name="Normal" style:family="paragraph">
      <style:paragraph-properties fo:text-align="center"/>
      <style:text-properties fo:font-size="11pt" style:font-size-asian="11pt"/>
    </style:style>
    <style:style style:name="P7" style:parent-style-name="Normal" style:family="paragraph">
      <style:paragraph-properties fo:text-align="center"/>
    </style:style>
    <style:style style:name="T8" style:parent-style-name="Fuentedepárrafopredeter." style:family="text">
      <style:text-properties fo:font-weight="bold" style:font-weight-asian="bold" fo:font-size="18pt" style:font-size-asian="18pt"/>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T11" style:parent-style-name="Fuentedepárrafopredeter." style:family="text">
      <style:text-properties fo:font-size="11pt" style:font-size-asian="11pt"/>
    </style:style>
    <style:style style:name="P12" style:parent-style-name="Normal" style:family="paragraph">
      <style:paragraph-properties fo:text-align="start"/>
    </style:style>
    <style:style style:name="P13" style:parent-style-name="Normal" style:family="paragraph">
      <style:paragraph-properties fo:text-align="center"/>
      <style:text-properties fo:font-weight="bold" style:font-weight-asian="bold" fo:font-size="14pt" style:font-size-asian="14pt"/>
    </style:style>
    <style:style style:name="P14" style:parent-style-name="Normal" style:family="paragraph">
      <style:paragraph-properties fo:text-align="center"/>
    </style:style>
    <style:style style:name="P15" style:parent-style-name="Normal" style:family="paragraph">
      <style:paragraph-properties fo:break-before="page" fo:text-align="start"/>
    </style:style>
    <style:style style:name="P16" style:parent-style-name="Título1" style:family="paragraph">
      <style:paragraph-properties>
        <style:tab-stops>
          <style:tab-stop style:type="right" style:position="5.9055in"/>
        </style:tab-stops>
      </style:paragraph-properties>
    </style:style>
    <style:style style:name="T17" style:parent-style-name="Fuentedepárrafopredeter." style:family="text">
      <style:text-properties fo:language="en" fo:country="US"/>
    </style:style>
    <style:style style:name="T18" style:parent-style-name="Hipervínculo" style:family="text">
      <style:text-properties fo:language="en" fo:country="US"/>
    </style:style>
    <style:style style:name="T19" style:parent-style-name="Fuentedepárrafopredeter." style:family="text">
      <style:text-properties style:text-position="super 65%"/>
    </style:style>
    <style:style style:name="T20" style:parent-style-name="Fuentedepárrafopredeter." style:family="text">
      <style:text-properties fo:language="en" fo:country="US"/>
    </style:style>
    <style:style style:name="T21" style:parent-style-name="Hipervínculo" style:family="text">
      <style:text-properties fo:language="en" fo:country="US"/>
    </style:style>
    <style:style style:name="P22" style:parent-style-name="Párrafodelista" style:family="paragraph"/>
    <style:style style:name="P23" style:parent-style-name="Párrafodelista" style:family="paragraph"/>
    <style:style style:name="P24" style:parent-style-name="Párrafodelista" style:family="paragraph"/>
    <style:style style:name="T25" style:parent-style-name="Fuentedepárrafopredeter." style:family="text">
      <style:text-properties fo:font-weight="bold" style:font-weight-asian="bold"/>
    </style:style>
    <style:style style:name="T26" style:parent-style-name="Fuentedepárrafopredeter." style:family="text">
      <style:text-properties fo:font-weight="bold" style:font-weight-asian="bold" style:use-window-font-color="true"/>
    </style:style>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T29" style:parent-style-name="Ref.denotaalpie" style:family="text">
      <style:text-properties fo:font-weight="bold" style:font-weight-asian="bold"/>
    </style:style>
    <style:style style:name="T30" style:parent-style-name="Fuentedepárrafopredeter." style:family="text">
      <style:text-properties style:use-window-font-color="true"/>
    </style:style>
    <style:style style:name="P31" style:parent-style-name="Normal" style:family="paragraph">
      <style:text-properties fo:font-weight="bold" style:font-weight-asian="bold"/>
    </style:style>
    <style:style style:name="P32" style:parent-style-name="Normal" style:family="paragraph">
      <style:text-properties fo:font-weight="bold" style:font-weight-asian="bold"/>
    </style:style>
    <style:style style:name="P33" style:parent-style-name="Normal" style:family="paragraph">
      <style:text-properties fo:font-weight="bold" style:font-weight-asian="bold"/>
    </style:style>
    <style:style style:name="T34" style:parent-style-name="Fuentedepárrafopredeter." style:family="text">
      <style:text-properties style:font-weight-complex="bold"/>
    </style:style>
    <style:style style:name="T35" style:parent-style-name="Fuentedepárrafopredeter." style:family="text">
      <style:text-properties fo:font-weight="bold" style:font-weight-asian="bold" style:font-weight-complex="bold"/>
    </style:style>
    <style:style style:name="P36" style:parent-style-name="Normal" style:family="paragraph">
      <style:text-properties fo:font-weight="bold" style:font-weight-asian="bold"/>
    </style:style>
    <style:style style:name="P37" style:parent-style-name="Normal" style:family="paragraph">
      <style:text-properties fo:font-weight="bold" style:font-weight-asian="bold"/>
    </style:style>
    <style:style style:name="P38" style:parent-style-name="Normal" style:family="paragraph">
      <style:paragraph-properties>
        <style:tab-stops>
          <style:tab-stop style:type="left" style:position="1.8479in"/>
        </style:tab-stops>
      </style:paragraph-properties>
      <style:text-properties fo:font-weight="bold" style:font-weight-asian="bold"/>
    </style:style>
    <style:style style:name="T39" style:parent-style-name="Hipervínculo" style:family="text">
      <style:text-properties style:font-name-complex="AEKNMF+Arial"/>
    </style:style>
    <style:style style:name="P40" style:parent-style-name="Normal" style:family="paragraph">
      <style:text-properties fo:font-weight="bold" style:font-weight-asian="bold"/>
    </style:style>
    <style:style style:name="T41" style:parent-style-name="Fuentedepárrafopredeter." style:family="text">
      <style:text-properties fo:font-weight="bold" style:font-weight-asian="bold"/>
    </style:style>
    <style:style style:name="P42" style:parent-style-name="Párrafodelista" style:family="paragraph"/>
    <style:style style:name="P43" style:parent-style-name="Párrafodelista" style:family="paragraph"/>
    <style:style style:name="T44" style:parent-style-name="Fuentedepárrafopredeter." style:family="text">
      <style:text-properties fo:font-weight="bold" style:font-weight-asian="bold"/>
    </style:style>
    <style:style style:name="P45" style:parent-style-name="Requirement" style:family="paragraph">
      <style:text-properties fo:font-weight="normal" style:font-weight-asian="normal"/>
    </style:style>
    <style:style style:name="P46" style:parent-style-name="Requirement" style:family="paragraph">
      <style:text-properties fo:font-weight="normal" style:font-weight-asian="normal"/>
    </style:style>
    <style:style style:name="P47" style:parent-style-name="Requirement" style:family="paragraph"/>
    <style:style style:name="T48" style:parent-style-name="Fuentedepárrafopredeter." style:family="text">
      <style:text-properties fo:font-weight="normal" style:font-weight-asian="normal"/>
    </style:style>
    <style:style style:name="T49" style:parent-style-name="Fuentedepárrafopredeter." style:family="text">
      <style:text-properties fo:font-weight="normal" style:font-weight-asian="normal"/>
    </style:style>
    <style:style style:name="T50" style:parent-style-name="Fuentedepárrafopredeter." style:family="text">
      <style:text-properties fo:font-weight="normal" style:font-weight-asian="normal"/>
    </style:style>
    <style:style style:name="P51" style:parent-style-name="Requirement" style:family="paragraph">
      <style:text-properties fo:font-weight="normal" style:font-weight-asian="normal"/>
    </style:style>
    <style:style style:name="P52" style:parent-style-name="Párrafodelista" style:family="paragraph"/>
    <style:style style:name="P53" style:parent-style-name="Párrafodelista" style:family="paragraph"/>
    <style:style style:name="P54" style:parent-style-name="Requirement" style:family="paragraph">
      <style:paragraph-properties fo:margin-left="0.2958in" fo:text-indent="-0.2958in">
        <style:tab-stops/>
      </style:paragraph-properties>
    </style:style>
    <style:style style:name="T55" style:parent-style-name="Fuentedepárrafopredeter." style:family="text">
      <style:text-properties fo:font-weight="normal" style:font-weight-asian="normal"/>
    </style:style>
    <style:style style:name="T56" style:parent-style-name="Fuentedepárrafopredeter." style:family="text">
      <style:text-properties fo:font-weight="normal" style:font-weight-asian="normal"/>
    </style:style>
    <style:style style:name="P57" style:parent-style-name="Requirement" style:family="paragraph">
      <style:text-properties fo:font-weight="normal" style:font-weight-asian="normal"/>
    </style:style>
    <style:style style:name="P58" style:parent-style-name="Requirement" style:family="paragraph"/>
    <style:style style:name="T59" style:parent-style-name="Fuentedepárrafopredeter." style:family="text">
      <style:text-properties fo:font-weight="normal" style:font-weight-asian="normal"/>
    </style:style>
    <style:style style:name="T60" style:parent-style-name="Fuentedepárrafopredeter." style:family="text">
      <style:text-properties fo:font-weight="normal" style:font-weight-asian="normal"/>
    </style:style>
    <style:style style:name="T61" style:parent-style-name="Fuentedepárrafopredeter." style:family="text">
      <style:text-properties fo:font-weight="normal" style:font-weight-asian="normal"/>
    </style:style>
    <style:style style:name="T62" style:parent-style-name="Fuentedepárrafopredeter." style:family="text">
      <style:text-properties fo:font-weight="normal" style:font-weight-asian="normal"/>
    </style:style>
    <style:style style:name="T63" style:parent-style-name="Fuentedepárrafopredeter." style:family="text">
      <style:text-properties fo:font-weight="normal" style:font-weight-asian="normal"/>
    </style:style>
    <style:style style:name="T64" style:parent-style-name="Fuentedepárrafopredeter." style:family="text">
      <style:text-properties fo:font-weight="normal" style:font-weight-asian="normal"/>
    </style:style>
    <style:style style:name="T65" style:parent-style-name="Fuentedepárrafopredeter." style:family="text">
      <style:text-properties fo:font-weight="normal" style:font-weight-asian="normal"/>
    </style:style>
    <style:style style:name="T66" style:parent-style-name="Fuentedepárrafopredeter." style:family="text">
      <style:text-properties fo:font-weight="normal" style:font-weight-asian="normal"/>
    </style:style>
    <style:style style:name="T67" style:parent-style-name="Fuentedepárrafopredeter." style:family="text">
      <style:text-properties fo:font-weight="normal" style:font-weight-asian="normal"/>
    </style:style>
    <style:style style:name="T68" style:parent-style-name="Fuentedepárrafopredeter." style:family="text">
      <style:text-properties fo:font-weight="normal" style:font-weight-asian="normal"/>
    </style:style>
    <style:style style:name="T69" style:parent-style-name="Fuentedepárrafopredeter." style:family="text">
      <style:text-properties fo:font-weight="normal" style:font-weight-asian="normal"/>
    </style:style>
    <style:style style:name="T70" style:parent-style-name="Fuentedepárrafopredeter." style:family="text">
      <style:text-properties fo:font-weight="normal" style:font-weight-asian="normal"/>
    </style:style>
    <style:style style:name="T71" style:parent-style-name="Fuentedepárrafopredeter." style:family="text">
      <style:text-properties fo:font-weight="normal" style:font-weight-asian="normal"/>
    </style:style>
    <style:style style:name="T72" style:parent-style-name="Fuentedepárrafopredeter." style:family="text">
      <style:text-properties fo:font-weight="normal" style:font-weight-asian="normal"/>
    </style:style>
    <style:style style:name="T73" style:parent-style-name="Fuentedepárrafopredeter." style:family="text">
      <style:text-properties fo:font-weight="normal" style:font-weight-asian="normal"/>
    </style:style>
    <style:style style:name="T74" style:parent-style-name="Fuentedepárrafopredeter." style:family="text">
      <style:text-properties fo:font-weight="normal" style:font-weight-asian="normal"/>
    </style:style>
    <style:style style:name="T75" style:parent-style-name="Fuentedepárrafopredeter." style:family="text">
      <style:text-properties fo:font-weight="normal" style:font-weight-asian="normal"/>
    </style:style>
    <style:style style:name="T76" style:parent-style-name="Fuentedepárrafopredeter." style:family="text">
      <style:text-properties fo:font-weight="normal" style:font-weight-asian="normal"/>
    </style:style>
    <style:style style:name="P77" style:parent-style-name="Requirement" style:family="paragraph">
      <style:paragraph-properties fo:margin-left="0.2958in" fo:text-indent="-0.2958in">
        <style:tab-stops/>
      </style:paragraph-properties>
    </style:style>
    <style:style style:name="P78" style:parent-style-name="Requirement" style:family="paragraph">
      <style:paragraph-properties fo:margin-left="0.2958in" fo:text-indent="-0.2958in">
        <style:tab-stops/>
      </style:paragraph-properties>
    </style:style>
    <style:style style:name="T79" style:parent-style-name="Fuentedepárrafopredeter." style:family="text">
      <style:text-properties fo:font-weight="normal" style:font-weight-asian="normal"/>
    </style:style>
    <style:style style:name="T80" style:parent-style-name="Fuentedepárrafopredeter." style:family="text">
      <style:text-properties fo:font-weight="normal" style:font-weight-asian="normal"/>
    </style:style>
    <style:style style:name="T81" style:parent-style-name="Fuentedepárrafopredeter." style:family="text">
      <style:text-properties fo:font-weight="normal" style:font-weight-asian="normal"/>
    </style:style>
    <style:style style:name="T82" style:parent-style-name="Fuentedepárrafopredeter." style:family="text">
      <style:text-properties fo:font-weight="normal" style:font-weight-asian="normal"/>
    </style:style>
    <style:style style:name="P83" style:parent-style-name="Requirement" style:family="paragraph">
      <style:paragraph-properties fo:margin-left="0.2958in">
        <style:tab-stops/>
      </style:paragraph-properties>
    </style:style>
    <style:style style:name="P84" style:parent-style-name="CM18" style:family="paragraph">
      <style:paragraph-properties fo:text-align="justify" fo:margin-bottom="0.1631in" style:line-height-at-least="0.1604in"/>
      <style:text-properties style:font-name="Calibri Light" style:font-name-complex="Calibri Light" fo:color="#000000" fo:font-size="10pt" style:font-size-asian="10pt" style:font-size-complex="10pt" fo:language="en" fo:country="GB"/>
    </style:style>
    <style:style style:name="P85" style:parent-style-name="CM21" style:family="paragraph">
      <style:paragraph-properties fo:text-align="justify" fo:margin-bottom="0.0833in" style:line-height-at-least="0.1604in"/>
    </style:style>
    <style:style style:name="T86" style:parent-style-name="Fuentedepárrafopredeter." style:family="text">
      <style:text-properties style:font-name="Calibri Light" style:font-name-complex="Calibri Light" fo:font-weight="bold" style:font-weight-asian="bold" fo:color="#000000" fo:font-size="10pt" style:font-size-asian="10pt" style:font-size-complex="10pt" fo:language="en" fo:country="GB"/>
    </style:style>
    <style:style style:name="T87" style:parent-style-name="Fuentedepárrafopredeter." style:family="text">
      <style:text-properties style:font-name="Calibri Light" style:font-name-complex="Calibri Light" fo:color="#000000" fo:font-size="10pt" style:font-size-asian="10pt" style:font-size-complex="10pt" fo:language="en" fo:country="GB"/>
    </style:style>
    <style:style style:name="T88" style:parent-style-name="Fuentedepárrafopredeter." style:family="text">
      <style:text-properties style:font-name="Calibri Light" style:font-name-complex="Calibri Light" fo:color="#000000" fo:font-size="10pt" style:font-size-asian="10pt" style:font-size-complex="10pt" fo:language="en" fo:country="GB"/>
    </style:style>
    <style:style style:name="T89" style:parent-style-name="Fuentedepárrafopredeter." style:family="text">
      <style:text-properties style:font-name="Calibri Light" style:font-name-complex="Calibri Light" fo:color="#000000" fo:font-size="10pt" style:font-size-asian="10pt" style:font-size-complex="10pt" fo:language="en" fo:country="GB"/>
    </style:style>
    <style:style style:name="T90" style:parent-style-name="Fuentedepárrafopredeter." style:family="text">
      <style:text-properties style:font-name="Calibri Light" style:font-name-complex="Calibri Light" fo:color="#000000" fo:font-size="10pt" style:font-size-asian="10pt" style:font-size-complex="10pt" fo:language="en" fo:country="GB"/>
    </style:style>
    <style:style style:name="P91" style:parent-style-name="Párrafodelista" style:family="paragraph"/>
    <style:style style:name="P92" style:parent-style-name="Párrafodelista" style:family="paragraph"/>
    <style:style style:name="T93" style:parent-style-name="Fuentedepárrafopredeter." style:family="text">
      <style:text-properties fo:font-weight="bold" style:font-weight-asian="bold"/>
    </style:style>
    <style:style style:name="T94" style:parent-style-name="Fuentedepárrafopredeter." style:family="text">
      <style:text-properties fo:font-weight="bold" style:font-weight-asian="bold"/>
    </style:style>
    <style:style style:name="P95" style:parent-style-name="Párrafodelista" style:family="paragraph"/>
    <style:style style:name="P96" style:parent-style-name="Párrafodelista" style:family="paragraph"/>
    <style:style style:name="T97" style:parent-style-name="Fuentedepárrafopredeter." style:family="text">
      <style:text-properties fo:font-weight="bold" style:font-weight-asian="bold"/>
    </style:style>
    <style:style style:name="T98" style:parent-style-name="Fuentedepárrafopredeter." style:family="text">
      <style:text-properties fo:font-weight="bold" style:font-weight-asian="bold"/>
    </style:style>
    <style:style style:name="P99" style:parent-style-name="Párrafodelista" style:family="paragraph"/>
    <style:style style:name="P100" style:parent-style-name="Párrafodelista" style:family="paragraph"/>
    <style:style style:name="T101" style:parent-style-name="Fuentedepárrafopredeter." style:family="text">
      <style:text-properties fo:font-weight="bold" style:font-weight-asian="bold"/>
    </style:style>
    <style:style style:name="T102" style:parent-style-name="Fuentedepárrafopredeter." style:family="text">
      <style:text-properties fo:font-weight="bold" style:font-weight-asian="bold"/>
    </style:style>
    <style:style style:name="P103" style:parent-style-name="Párrafodelista" style:family="paragraph"/>
    <style:style style:name="P104" style:parent-style-name="Párrafodelista" style:family="paragraph"/>
    <style:style style:name="T105" style:parent-style-name="Fuentedepárrafopredeter." style:family="text">
      <style:text-properties fo:font-weight="bold" style:font-weight-asian="bold"/>
    </style:style>
    <style:style style:name="T106" style:parent-style-name="Fuentedepárrafopredeter." style:family="text">
      <style:text-properties fo:font-weight="bold" style:font-weight-asian="bold"/>
    </style:style>
    <style:style style:name="P107" style:parent-style-name="Párrafodelista" style:family="paragraph"/>
    <style:style style:name="P108" style:parent-style-name="Párrafodelista" style:family="paragraph"/>
    <style:style style:name="T109" style:parent-style-name="Fuentedepárrafopredeter." style:family="text">
      <style:text-properties fo:font-weight="bold" style:font-weight-asian="bold"/>
    </style:style>
    <style:style style:name="T110" style:parent-style-name="Fuentedepárrafopredeter." style:family="text">
      <style:text-properties style:font-weight-complex="bold"/>
    </style:style>
    <style:style style:name="P111" style:parent-style-name="Normal" style:family="paragraph">
      <style:paragraph-properties>
        <style:tab-stops>
          <style:tab-stop style:type="left" style:position="3.8131in"/>
        </style:tab-stops>
      </style:paragraph-properties>
    </style:style>
    <style:style style:name="P112" style:parent-style-name="Párrafodelista" style:family="paragraph"/>
    <style:style style:name="P113" style:parent-style-name="Párrafodelista" style:family="paragraph"/>
    <style:style style:name="T114" style:parent-style-name="Fuentedepárrafopredeter." style:family="text">
      <style:text-properties fo:font-weight="bold" style:font-weight-asian="bold"/>
    </style:style>
    <style:style style:name="P115" style:parent-style-name="Párrafodelista" style:family="paragraph"/>
    <style:style style:name="P116" style:parent-style-name="Párrafodelista" style:family="paragraph"/>
    <style:style style:name="T117" style:parent-style-name="Fuentedepárrafopredeter." style:family="text">
      <style:text-properties fo:font-weight="bold" style:font-weight-asian="bold"/>
    </style:style>
    <style:style style:name="T118" style:parent-style-name="Fuentedepárrafopredeter." style:family="text">
      <style:text-properties style:font-name="AEKNMF+Arial" style:font-name-complex="AEKNMF+Arial"/>
    </style:style>
    <style:style style:name="T119" style:parent-style-name="Fuentedepárrafopredeter." style:family="text">
      <style:text-properties style:font-name="AEKNMF+Arial" style:font-name-complex="AEKNMF+Arial"/>
    </style:style>
    <style:style style:name="P120" style:parent-style-name="Párrafodelista" style:family="paragraph"/>
    <style:style style:name="P121" style:parent-style-name="Párrafodelista" style:family="paragraph"/>
    <style:style style:name="P122" style:parent-style-name="Párrafodelista" style:family="paragraph"/>
    <style:style style:name="P123" style:parent-style-name="Párrafodelista" style:family="paragraph"/>
    <style:style style:name="T124" style:parent-style-name="Fuentedepárrafopredeter." style:family="text">
      <style:text-properties fo:font-weight="bold" style:font-weight-asian="bold"/>
    </style:style>
    <style:style style:name="P125" style:parent-style-name="Normal" style:family="paragraph">
      <style:text-properties style:use-window-font-color="true"/>
    </style:style>
    <style:style style:name="P126" style:parent-style-name="Normal" style:family="paragraph">
      <style:text-properties style:use-window-font-color="true"/>
    </style:style>
    <style:style style:name="P127" style:parent-style-name="Párrafodelista" style:family="paragraph">
      <style:text-properties style:use-window-font-color="true"/>
    </style:style>
    <style:style style:name="P128" style:parent-style-name="Párrafodelista" style:family="paragraph">
      <style:text-properties style:use-window-font-color="true"/>
    </style:style>
    <style:style style:name="P129" style:parent-style-name="Normal" style:family="paragraph">
      <style:text-properties style:use-window-font-color="true"/>
    </style:style>
    <style:style style:name="T130" style:parent-style-name="Fuentedepárrafopredeter." style:family="text">
      <style:text-properties style:use-window-font-color="true"/>
    </style:style>
    <style:style style:name="T131" style:parent-style-name="Fuentedepárrafopredeter." style:family="text">
      <style:text-properties fo:font-weight="bold" style:font-weight-asian="bold"/>
    </style:style>
    <style:style style:name="P132" style:parent-style-name="Párrafodelista" style:family="paragraph"/>
    <style:style style:name="P133" style:parent-style-name="Párrafodelista" style:family="paragraph"/>
    <style:style style:name="P134" style:parent-style-name="Párrafodelista" style:family="paragraph"/>
    <style:style style:name="P135" style:parent-style-name="Párrafodelista" style:family="paragraph"/>
    <style:style style:name="T136" style:parent-style-name="Fuentedepárrafopredeter." style:family="text">
      <style:text-properties fo:font-weight="bold" style:font-weight-asian="bold"/>
    </style:style>
    <style:style style:name="T137" style:parent-style-name="Fuentedepárrafopredeter." style:family="text">
      <style:text-properties fo:font-weight="bold" style:font-weight-asian="bold" style:use-window-font-color="true"/>
    </style:style>
    <style:style style:name="T138" style:parent-style-name="Fuentedepárrafopredeter." style:family="text">
      <style:text-properties style:use-window-font-color="true"/>
    </style:style>
    <style:style style:name="T139" style:parent-style-name="Fuentedepárrafopredeter." style:family="text">
      <style:text-properties style:use-window-font-color="true"/>
    </style:style>
    <style:style style:name="T140" style:parent-style-name="Fuentedepárrafopredeter." style:family="text">
      <style:text-properties style:use-window-font-color="true"/>
    </style:style>
    <style:style style:name="T141" style:parent-style-name="Fuentedepárrafopredeter." style:family="text">
      <style:text-properties style:use-window-font-color="true"/>
    </style:style>
    <style:style style:name="T142" style:parent-style-name="Fuentedepárrafopredeter." style:family="text">
      <style:text-properties style:use-window-font-color="true"/>
    </style:style>
    <style:style style:name="T143" style:parent-style-name="Fuentedepárrafopredeter." style:family="text">
      <style:text-properties style:use-window-font-color="true"/>
    </style:style>
    <style:style style:name="T144" style:parent-style-name="Fuentedepárrafopredeter." style:family="text">
      <style:text-properties style:use-window-font-color="true"/>
    </style:style>
    <style:style style:name="P145" style:parent-style-name="Párrafodelista" style:family="paragraph">
      <style:text-properties style:use-window-font-color="true"/>
    </style:style>
    <style:style style:name="P146" style:parent-style-name="Párrafodelista" style:family="paragraph">
      <style:text-properties style:use-window-font-color="true"/>
    </style:style>
    <style:style style:name="T147" style:parent-style-name="Fuentedepárrafopredeter." style:family="text">
      <style:text-properties fo:font-weight="bold" style:font-weight-asian="bold" style:use-window-font-color="true"/>
    </style:style>
    <style:style style:name="T148" style:parent-style-name="Fuentedepárrafopredeter." style:family="text">
      <style:text-properties style:use-window-font-color="true"/>
    </style:style>
    <style:style style:name="T149" style:parent-style-name="Fuentedepárrafopredeter." style:family="text">
      <style:text-properties style:use-window-font-color="true"/>
    </style:style>
    <style:style style:name="T150" style:parent-style-name="Fuentedepárrafopredeter." style:family="text">
      <style:text-properties style:use-window-font-color="true"/>
    </style:style>
    <style:style style:name="T151" style:parent-style-name="Fuentedepárrafopredeter." style:family="text">
      <style:text-properties style:use-window-font-color="true"/>
    </style:style>
    <style:style style:name="T152" style:parent-style-name="Fuentedepárrafopredeter." style:family="text">
      <style:text-properties style:use-window-font-color="true"/>
    </style:style>
  </office:automatic-styles>
  <office:body>
    <office:text text:use-soft-page-breaks="true">
      <text:p text:style-name="P1">Project —</text:p>
      <text:p text:style-name="P6"/>
      <text:p text:style-name="P7"><text:span text:style-name="T8">eProcurement Ontology (ePO) – Glossary</text:span></text:p>
      <text:p text:style-name="P9"/>
      <text:p text:style-name="P10"><text:span text:style-name="T11">Document</text:span>—</text:p>
      <text:p text:style-name="P12"/>
      <text:p text:style-name="P13">Requirements and recommendations for the proposal of terms and the drafting of definitions</text:p>
      <text:p text:style-name="P14">(v.1.0)</text:p>
      <text:p text:style-name="P15"/>
      <text:soft-page-break/>
      <text:h text:style-name="P16" text:outline-level="1">Introduction<text:tab/></text:h>
      <text:p text:style-name="Normal">The<text:s/>Publications Office of the European Union (OP) has set up a Working Group and is developing<text:s/>an eProcurement Ontology<text:span text:style-name="Ref.denotaalpie"><text:note text:note-class="footnote" text:id="_ftn0"><text:note-citation>1</text:note-citation><text:note-body><text:p text:style-name="Footnote"><text:span text:style-name="T17"><text:s/>Joinup, eProcurement Ontology:<text:s/></text:span><text:a xlink:href="https://joinup.ec.europa.eu/asset/eprocurementontology" office:target-frame-name="_top" xlink:show="replace"><text:span text:style-name="T18">https://joinup.ec.europa.eu/asset/eprocurementontology</text:span></text:a></text:p></text:note-body></text:note></text:span><text:s/>(ePO)<text:s/>within the framework of the<text:s/>ISA<text:span text:style-name="T19">2</text:span><text:s/>programme<text:span text:style-name="Ref.denotaalpie"><text:note text:note-class="footnote" text:id="_ftn1"><text:note-citation>2</text:note-citation><text:note-body><text:p text:style-name="Footnote"><text:span text:style-name="T20"><text:s/>ISA, Interoperability Solutions for Public Administrations:<text:s/></text:span><text:a xlink:href="https://ec.europa.eu/isa2" office:target-frame-name="_top" xlink:show="replace"><text:span text:style-name="T21">https://ec.europa.eu/isa2</text:span></text:a></text:p></text:note-body></text:note></text:span>.<text:s/>The working group is made up of a diverse range of stakeholders including representatives<text:s/>from<text:s/>Member States, European Institutions and Private<text:s/>Sector<text:s/>experts.</text:p>
      <text:p text:style-name="Normal">An important goal of the ePO is<text:s/>to<text:s/>help reach a common understanding<text:s/>about the<text:s/>concepts used<text:s/>for eProcurement. With this objective in mind the<text:s/>ePO Working Group is drafting a glossary<text:s/>where:</text:p>
      <text:list text:style-name="LFO1" text:continue-numbering="true">
        <text:list-item>
          <text:p text:style-name="P22">concepts<text:s/>used<text:s/>in<text:s/>eProcurement in the EU<text:s/>are<text:s/>identified,<text:s/>and<text:s/>a<text:s/>unique term<text:s/>is<text:s/>assigned to<text:s/>each<text:s/>concept;</text:p>
        </text:list-item>
        <text:list-item>
          <text:p text:style-name="P23">one preferred<text:s/>definition is provided for each concept;</text:p>
        </text:list-item>
        <text:list-item>
          <text:p text:style-name="P24">additional definitions from other sources, examples<text:s/>and alternative terms (synonyms)<text:s/>are<text:s/>optionally<text:s/>supplied.</text:p>
        </text:list-item>
      </text:list>
      <text:p text:style-name="Normal">In order to help<text:s/>the ePO contributors in their work, the Publication Office has studied<text:s/>and customised<text:s/>existing guidelines for the formulation of terms representing the concepts and the drafting of good definitions.<text:s/></text:p>
      <text:p text:style-name="Normal">This document reports a summary of requirements and recommendations<text:s/>aiming to that purpose. They are<text:s/>mainly based on the<text:s/><text:span text:style-name="T25">ISO/IEC 11170-4:2004<text:s/></text:span><text:span text:style-name="T26">—</text:span><text:span text:style-name="T27"><text:s/></text:span><text:span text:style-name="T28">Formulation of data definitions</text:span><text:span text:style-name="T29"><text:note text:note-class="footnote" text:id="_ftn2"><text:note-citation>3</text:note-citation><text:note-body><text:p text:style-name="Footnote"><text:s/>Freely available at this<text:s/>ISO/IEC JTC1 SC32 Freely Available Standards<text:s/>site:<text:s/><text:a xlink:href="http://jtc1sc32.org/free_standards.html" office:target-frame-name="_top" xlink:show="replace"><text:span text:style-name="Hipervínculo">http://jtc1sc32.org/free_standards.html</text:span></text:a><text:s text:c="2"/></text:p></text:note-body></text:note></text:span>, which in turn takes into account “ISO 704:2000, Terminology work<text:span text:style-name="T30"><text:s/>— Principles and methods”; ISO 1087-1:2000, “Terminology work — Vocabulary — Part 1: Theory and application”; ISO/IEC 2382-1:1993, Information technology — Vocabulary — Part 1: Fundamental terms; and “</text:span>ISO/IEC 11179-3:2003, Information technology — Metadata registries (MDR) — Part 3: Registry metamodel and basic attributes”.<text:s/>These specifications were also used by the UN/CEFACT and OASIS Technical Committees to define the concepts and document their specifications on procurement, transport and other policy areas.</text:p>
      <text:p text:style-name="Normal">Bear in mind that the ultimate objective of the ePO is<text:s/>to put forth a commonly agreed OWL ontology that will conceptualise, formally encode and make available in an open, structured and machine-readable format data about public procurement. Therefore the terms and definitions provided by the ePO Glossary are very “data-oriented” in the sense that they are used as a relevant source to develop and improve the ontology (hence the conventions like “data”<text:s/>and “data element” in the following sub-section).</text:p>
      <text:h text:style-name="Título2" text:outline-level="2">Conventions</text:h>
      <text:p text:style-name="Normal">For the purposes of<text:s/>a common understanding amongst the<text:s/>ePO Glossary<text:s/>development contributors,<text:s/>the following<text:s/>conventions are adopted:</text:p>
      <text:p text:style-name="P31">Concept</text:p>
      <text:p text:style-name="Normal">Unit of knowledge created by a unique combination of characteristics.</text:p>
      <text:p text:style-name="Normal">(Source ISO 11179-4:2004)</text:p>
      <text:p text:style-name="P32">Data</text:p>
      <text:p text:style-name="Normal">Re-interpretable representation of information in a formalized manner suitable for communication, interpretation or processing.</text:p>
      <text:p text:style-name="Normal">(Source ISO 11179-4:2004)</text:p>
      <text:p text:style-name="P33">Data element</text:p>
      <text:soft-page-break/>
      <text:p text:style-name="Normal">Unit of<text:s/><text:span text:style-name="T34">data</text:span><text:span text:style-name="T35"><text:s/></text:span>for which the definition,<text:s/>term<text:s/>and permissible values are specified by means of a set of<text:s/>data properties or object properties, as understood in ontology modelling<text:span text:style-name="Ref.denotaalpie"><text:note text:note-class="footnote" text:id="_ftn3"><text:note-citation>4</text:note-citation><text:note-body><text:p text:style-name="Normal"><text:s/>See W3C OWL Reference for further explanations:<text:s/><text:a xlink:href="https://www.w3.org/TR/owl-ref/" office:target-frame-name="_top" xlink:show="replace"><text:span text:style-name="Hipervínculo">https://www.w3.org/TR/owl-ref/</text:span></text:a></text:p></text:note-body></text:note></text:span>.</text:p>
      <text:p text:style-name="P36">Definition<text:s/></text:p>
      <text:p text:style-name="Normal">Representation of a concept by a descriptive statement which serves to differentiate it from related concepts.</text:p>
      <text:p text:style-name="Normal">(Source ISO 11179-4:2004)</text:p>
      <text:p text:style-name="P37">Term</text:p>
      <text:p text:style-name="Normal">Designation of a concept by a linguistic expression.<text:tab/></text:p>
      <text:p text:style-name="Normal">(Source EPO, based on the ISO 11179-4:2004 definition for “name”)</text:p>
      <text:p text:style-name="P38">Use of the RFC 2119<text:tab/></text:p>
      <text:p text:style-name="Normal">The verbs must, must not, required, shall, shall not, should, should not, recommended, may and optional in this document are to be interpreted as described in RFC 2119<text:span text:style-name="Ref.denotaalpie"><text:note text:note-class="footnote" text:id="_ftn4"><text:note-citation>5</text:note-citation><text:note-body><text:p text:style-name="Textonotapie"><text:s/>RFC 2119:<text:s/><text:a xlink:href="https://www.ietf.org/rfc/rfc2119.txt" office:target-frame-name="_top" xlink:show="replace"><text:span text:style-name="T39">https://www.ietf.org/rfc/rfc2119.txt</text:span></text:a></text:p></text:note-body></text:note></text:span>.</text:p>
      <text:p text:style-name="P40">Target language</text:p>
      <text:p text:style-name="Normal">The requirements and recommendations specified in this document refer only to terms and definitions expressed in the English language used in the European Area.</text:p>
      <text:h text:style-name="Título1" text:outline-level="1">Requirements</text:h>
      <text:list text:style-name="LFO7" text:continue-numbering="true">
        <text:list-item>
          <text:p text:style-name="Requirement">The user experience must be respected</text:p>
        </text:list-item>
      </text:list>
      <text:p text:style-name="Normal">Terms that are not used in the context of the European Public Procurement domain<text:s/>shall<text:s/>not be proposed nor used in the definitions.<text:s/>Do not invent new terms or reuse terms from other contexts that might introduce ambiguity or confusion,</text:p>
      <text:p text:style-name="Normal"><text:span text:style-name="T41">Example</text:span><text:s/>–<text:s/>About procurement procedure divided into “lots”</text:p>
      <text:list text:style-name="LFO4" text:continue-numbering="true">
        <text:list-item>
          <text:p text:style-name="P42">Good term:<text:s/>Lot</text:p>
        </text:list-item>
        <text:list-item>
          <text:p text:style-name="P43">Poor<text:s/>terms:<text:s/>Procurement Object, Part or Component</text:p>
        </text:list-item>
      </text:list>
      <text:p text:style-name="Normal"><text:span text:style-name="T44">Reason</text:span>: Object is normally used for Contract Object normally reserved to explain the nature of the contract and the exact works, services or goods that are the matter of the procedure. Thus the use of “Procurement Object” to refer to a “Lot” could introduce confusion about the concept represented by this term. “Procurement Part” or “Procurement Component” are not self-explanatory and are terms unknown and unused in the procurement domain.<text:s/></text:p>
      <text:list text:style-name="LFO7" text:continue-numbering="true">
        <text:list-item>
          <text:p text:style-name="Requirement">Do not use the term<text:s/>or a synonym<text:s/>in the definition of a main concept</text:p>
        </text:list-item>
      </text:list>
      <text:p text:style-name="P45">When describing concepts that represent classes of objects the definition must not contain the same words that the ones used for the term representing the concept. Instead<text:s/>use<text:s/>words representing superior (broader)<text:s/>category concepts<text:s/>that are commonly understood. This rule may not apply to the data or object properties of a class of objects.<text:s/></text:p>
      <text:p text:style-name="P46"/>
      <text:p text:style-name="P47">Example 1<text:span text:style-name="T48"><text:s/>– Definition of the class “</text:span><text:span text:style-name="T49">Economic Operator</text:span><text:span text:style-name="T50">”</text:span></text:p>
      <text:p text:style-name="P51"/>
      <text:soft-page-break/>
      <text:list text:style-name="LFO4" text:continue-numbering="true">
        <text:list-item>
          <text:p text:style-name="P52">Good definition:<text:s/>Any natural or legal person or public entity, including any temporary association of undertakings, which offers the execution of works and/or a work, the supply of products or the provision of services on the market.<text:s/></text:p>
        </text:list-item>
        <text:list-item>
          <text:p text:style-name="P53">Poor definition:<text:s/>The<text:s/>potential party,<text:s/>contractor, supplier<text:s/>or<text:s/>service provider responding to a tender.<text:s/></text:p>
        </text:list-item>
      </text:list>
      <text:p text:style-name="P54">Reason<text:span text:style-name="T55">:</text:span><text:span text:style-name="T56"><text:s/>The poor definition uses a work already used in the definition and synonyms that do not provide a clear understanding of what an economic operator is.<text:s/></text:span></text:p>
      <text:p text:style-name="P57"/>
      <text:p text:style-name="P58">Example 2<text:span text:style-name="T59"><text:s/></text:span><text:span text:style-name="T60">–</text:span><text:span text:style-name="T61"><text:s/></text:span><text:span text:style-name="T62">For the de</text:span><text:span text:style-name="T63">finition of the property “</text:span><text:span text:style-name="T64">Preselected Party</text:span><text:span text:style-name="T65">”</text:span><text:span text:style-name="T66">, an object associated to<text:s/></text:span><text:span text:style-name="T67">the class “Short List”</text:span><text:span text:style-name="T68">, an acceptable definition could be:</text:span><text:s/>“<text:span text:style-name="T69">P</text:span><text:span text:style-name="T70">arty</text:span><text:span text:style-name="T71"><text:s/></text:span><text:span text:style-name="T72">preselected<text:s/></text:span><text:span text:style-name="T73">allowed to submit tenders in a two-phase procedure</text:span><text:span text:style-name="T74">”</text:span><text:span text:style-name="T75">.</text:span><text:span text:style-name="T76"><text:s/>The word “preselected” is here permitted because the “preselecting” concept is well known in the procurement domain and is foreseen as a future concept to be modelled in the ontology.</text:span></text:p>
      <text:p text:style-name="P77"/>
      <text:p text:style-name="P78">Reason<text:span text:style-name="T79">:</text:span><text:span text:style-name="T80"><text:s/>The focus in this definition is not on redefining what a party is, which must be done elsewhere, but on the objective of the pre-selection: to be candidate to submit tenders in procedures like negotiat</text:span><text:span text:style-name="T81">ed, restricted or<text:s/></text:span><text:span text:style-name="T82">competitive dialogue.</text:span></text:p>
      <text:p text:style-name="P83"/>
      <text:list text:style-name="LFO7" text:continue-numbering="true">
        <text:list-item>
          <text:p text:style-name="Requirement">Concepts must be stated in singular</text:p>
        </text:list-item>
      </text:list>
      <text:p text:style-name="P84">The concept expressed by the definition shall be expressed in the singular. (An exception is made if the concept itself is plural.)<text:s/></text:p>
      <text:p text:style-name="P85"><text:span text:style-name="T86">Example</text:span><text:span text:style-name="T87"><text:s/></text:span><text:span text:style-name="T88">- “</text:span><text:span text:style-name="T89">Procurement procedure identifier</text:span><text:span text:style-name="T90">”<text:s/></text:span></text:p>
      <text:list text:style-name="LFO4" text:continue-numbering="true">
        <text:list-item>
          <text:p text:style-name="P91">Good definition:<text:s/>Distinct combination of characters and<text:s/>(or)<text:s/>numbers issued by the procuring entity identifying the procurement procedure.<text:s/></text:p>
        </text:list-item>
        <text:list-item>
          <text:p text:style-name="P92">Poor definition: Reference number identifying<text:s/>procurement procedures.<text:s/></text:p>
        </text:list-item>
      </text:list>
      <text:p text:style-name="Normal"><text:span text:style-name="T93">Reason</text:span><text:s/>- The poor definition uses the plural word “procedures,” which is ambiguous, since it could imply that a “procurement procedure identifier” refers to more than one<text:s/>procedure.</text:p>
      <text:list text:style-name="LFO7" text:continue-numbering="true">
        <text:list-item>
          <text:p text:style-name="Requirement">State what the concept is, not only what it is not<text:s/></text:p>
        </text:list-item>
      </text:list>
      <text:p text:style-name="Normal">When constructing definitions, the concept cannot be defined exclusively by stating what the concept is not.<text:s/></text:p>
      <text:p text:style-name="Normal"><text:span text:style-name="T94">Example</text:span><text:s/>- “Freight<text:s/>Cost Amount”<text:s/></text:p>
      <text:list text:style-name="LFO4" text:continue-numbering="true">
        <text:list-item>
          <text:p text:style-name="P95">Good definition: Cost amount incurred by a shipper in moving goods from one place to another.<text:s/></text:p>
        </text:list-item>
        <text:list-item>
          <text:p text:style-name="P96">Poor<text:s/>definition: Costs which are not related to packing, documentation, loading, unloading, and insurance.<text:s/></text:p>
        </text:list-item>
      </text:list>
      <text:p text:style-name="Normal"><text:span text:style-name="T97">Reason</text:span><text:s/>- The poor definition does not specify what is included in the meaning of the<text:s/>concept.<text:s/>The words<text:s/>“cost”<text:s/>and “amount” are<text:s/>here permitted because<text:s/>both are frequently used in<text:s/>procurement and<text:s/>are<text:s/>modelled (in the case of Amount) or<text:s/>foreseen<text:s/>to be modelled in the ontology.</text:p>
      <text:list text:style-name="LFO7" text:continue-numbering="true">
        <text:list-item>
          <text:p text:style-name="Requirement">The definition must be stated as a descriptive phrase or sentence(s)<text:s/></text:p>
        </text:list-item>
      </text:list>
      <text:p text:style-name="Normal">A phrase is necessary to form a precise definition that includes the essential characteristics of the concept.<text:s/>Stating one or more synonym(s) is<text:s/>discouraged and would be<text:s/>insufficient. Simply restating the words of the name in a different order is insufficient. If more than a descriptive phrase is needed, use complete, grammatically correct sentences.<text:s/></text:p>
      <text:p text:style-name="Normal"><text:span text:style-name="T98">Example</text:span><text:s/>- “Agent<text:s/>Name”<text:s/></text:p>
      <text:list text:style-name="LFO9" text:continue-numbering="true">
        <text:list-item>
          <text:p text:style-name="P99">Good definition: Name of person or organisation authorized to act on behalf of another<text:s/>person or organisation.<text:s/></text:p>
        </text:list-item>
        <text:list-item>
          <text:p text:style-name="P100">Poor definition: Representative.<text:s/></text:p>
        </text:list-item>
      </text:list>
      <text:p text:style-name="Normal"><text:span text:style-name="T101">Reason</text:span><text:s/>- “Representative” is a near-synonym of the data element name, which is not adequate for a definition.</text:p>
      <text:list text:style-name="LFO7" text:continue-numbering="true">
        <text:list-item>
          <text:p text:style-name="Requirement">The<text:s/>terms and<text:s/>definitions<text:s/>must contain only commonly understood abbreviations<text:s/></text:p>
        </text:list-item>
      </text:list>
      <text:p text:style-name="Normal">Understanding the meaning of an abbreviation, including acronyms and initialisms, is usually confined to a certain environment. In other environments the same abbreviation can cause misinterpretation or confusion. Therefore, to avoid ambiguity, full words, not abbreviations, shall be used in the definition.<text:s/></text:p>
      <text:p text:style-name="Normal">Exceptions to this requirement may be made if an abbreviation is commonly understood such as “i.e.” and “e.g.” or if an abbreviation is frequently used in the domain of the Public Procurement and has been adopted as a term in its own right such as “CPV” standing for “Common Procurement Vocabulary” or “CPB” for “Central Purchasing Body”.</text:p>
      <text:p text:style-name="Normal">All acronyms must be expanded on the first occurrence<text:s/>of the definitions.<text:s/></text:p>
      <text:p text:style-name="Normal"><text:span text:style-name="T102">Example<text:s/></text:span>–<text:s/>(term<text:s/>used in eForms)<text:s/>“CPV”</text:p>
      <text:list text:style-name="LFO10" text:continue-numbering="true">
        <text:list-item>
          <text:p text:style-name="P103">Good definition:<text:s/>The<text:s/>Common Procurement Vocabulary<text:s/>(CPV) code, a<text:s/>single classification system for public procurement aimed at standardising the references used by contracting authorities and entities to describe the subject of a procurement<text:s/>procedure/contract<text:span text:style-name="Ref.denotaalpie"><text:note text:note-class="footnote" text:id="_ftn5"><text:note-citation>6</text:note-citation><text:note-body><text:p text:style-name="Footnote"><text:s/>Source:<text:s/><text:a xlink:href="http://simap.ted.europa.eu/en/web/simap/cpv" office:target-frame-name="_top" xlink:show="replace"><text:span text:style-name="Hipervínculo">http://simap.ted.europa.eu/en/web/simap/cpv</text:span></text:a></text:p></text:note-body></text:note></text:span>.</text:p>
        </text:list-item>
        <text:list-item>
          <text:p text:style-name="P104">Poor definition: The CV used to describe the<text:s/>subject of a procurement contract.</text:p>
        </text:list-item>
      </text:list>
      <text:p text:style-name="Normal"><text:span text:style-name="T105">Reason</text:span><text:s/>- The poor definition is unclear because the acronym, CV (standing for<text:s/>“Controlled Vocabulary”), is not commonly understood and some users may need to refer to other sources to determine what it represents. Without the full word(s), finding the term in a glossary may be<text:s/>ambiguous (e.g. it could refer to Curriculum Vitae, Core Vocabulary or other),<text:s/>difficult or impossible.<text:s/></text:p>
      <text:list text:style-name="LFO7" text:continue-numbering="true">
        <text:list-item>
          <text:p text:style-name="Requirement">The definition must be expressed without embedding definitions of other underlying concepts<text:s/></text:p>
        </text:list-item>
      </text:list>
      <text:p text:style-name="Normal">As shown in the following example, the definition of a second related concept should not appear in the definition proper of the primary concept. If the second definition is necessary, it may be attached by a note at the end of the primary definition's main text or as a separate entry in the glossary. Related definitions can be accessed through relational attributes (e.g., cross-reference).<text:s/></text:p>
      <text:p text:style-name="Normal"><text:span text:style-name="T106">Example<text:s/></text:span>-"Issuing Bank Documentary Credit Number"<text:s/></text:p>
      <text:list text:style-name="LFO12" text:continue-numbering="true">
        <text:list-item>
          <text:p text:style-name="P107">Good definition: Reference<text:s/>numeric identifier<text:s/>assigned by issuing bank to a documentary credit.<text:s/></text:p>
        </text:list-item>
        <text:list-item>
          <text:p text:style-name="P108">Poor definition: Reference number assigned by issuing bank to a documentary credit. A documentary credit is a document in which a bank states that it has issued a documentary credit under which the beneficiary is to obtain payment, acceptance, or negotiation on compliance with certain terms and conditions and against presentation of stipulated documents and such drafts as may be specified.<text:s/></text:p>
        </text:list-item>
      </text:list>
      <text:p text:style-name="Normal"><text:span text:style-name="T109">Reason</text:span><text:s/>- The poor definition contains a concept definition, which should be included in a glossary.<text:s/>The terms “issuing bank” and “credit” are foreseen to be encompassed by the ontology and are well known in the procurement domain.</text:p>
      <text:h text:style-name="Título1" text:outline-level="1">Recommendations</text:h>
      <text:list text:style-name="LFO17" text:continue-numbering="true">
        <text:list-item>
          <text:p text:style-name="Recommendation">A definition should<text:s/><text:span text:style-name="T110">state the essential meaning of the concept<text:s/></text:span></text:p>
        </text:list-item>
      </text:list>
      <text:soft-page-break/>
      <text:p text:style-name="Normal">All primary characteristics of the concept represented should appear in the definition at the relevant level of specificity for the context. The inclusion of non-essential characteristics should be avoided. The level of detail necessary is dependent upon the needs of the system user and environment.<text:s/></text:p>
      <text:p text:style-name="P111">Example - “Invoice Amount”<text:tab/></text:p>
      <text:list text:style-name="LFO18" text:continue-numbering="true">
        <text:list-item>
          <text:p text:style-name="P112">Good definition: Total sum charged on an invoice.<text:s/></text:p>
        </text:list-item>
        <text:list-item>
          <text:p text:style-name="P113">Poor definition: The total sum of all chargeable items mentioned on an invoice, taking into account deductions on one hand, such as allowances and discounts, and additions on the other hand, such as charges for insurance, transport, handling, etc.</text:p>
        </text:list-item>
      </text:list>
      <text:p text:style-name="Normal">Reason - The poor definition includes extraneous material.</text:p>
      <text:list text:style-name="LFO17" text:continue-numbering="true">
        <text:list-item>
          <text:p text:style-name="Recommendation">Definitions should be precise and unambiguous<text:s/></text:p>
        </text:list-item>
      </text:list>
      <text:p text:style-name="Normal">The exact meaning and interpretation of the defined concept should be apparent from the definition. A definition should be clear enough to allow only one possible interpretation.<text:s/></text:p>
      <text:p text:style-name="Normal"><text:span text:style-name="T114">Example</text:span><text:s/>- “Shipment Receipt Date”</text:p>
      <text:list text:style-name="LFO18" text:continue-numbering="true">
        <text:list-item>
          <text:p text:style-name="P115">Good definition: Date on which a shipment is received by the receiving party.<text:s/></text:p>
        </text:list-item>
        <text:list-item>
          <text:p text:style-name="P116">Poor definition: Date on which a specific shipment is delivered</text:p>
        </text:list-item>
      </text:list>
      <text:p text:style-name="Normal"><text:span text:style-name="T117">Reason</text:span><text:s/>- The poor definition does not specify what determines a “delivery.” “Delivery” could be understood as either the act of unloading a product at the intended destination or the point at which the intended customer actually obtains the product. It is possible that the intended customer never receives the product that has been unloaded at his site or the customer may receive the product days after it was unloaded at the site.</text:p>
      <text:list text:style-name="LFO17" text:continue-numbering="true">
        <text:list-item>
          <text:p text:style-name="Recommendation">Definitions<text:span text:style-name="T118"><text:s/></text:span>should<text:span text:style-name="T119"><text:s/></text:span>be able to stand alone<text:s/></text:p>
        </text:list-item>
      </text:list>
      <text:p text:style-name="Normal">The meaning of the concept should be apparent from the definition. Additional<text:s/>explanations or references should not be necessary for understanding the meaning of the definition.<text:s/></text:p>
      <text:p text:style-name="Normal">Example<text:s/>- “Economic Operator Country Name”<text:s/></text:p>
      <text:list text:style-name="LFO20" text:continue-numbering="true">
        <text:list-item>
          <text:p text:style-name="P120">Good definition: Name of the<text:s/>country<text:s/>where<text:s/>the Economic Operator<text:s/>is<text:s/>located.<text:s/></text:p>
        </text:list-item>
        <text:list-item>
          <text:p text:style-name="P121">Poor definition:<text:s/>The country name.<text:s/></text:p>
        </text:list-item>
      </text:list>
      <text:p text:style-name="Normal">Reason<text:s/>- The poor definition does not stand alone, it<text:s/>requires the aid of<text:s/>additional contextual data<text:s/>to understand the meaning of the<text:s/>concept.<text:s/></text:p>
      <text:list text:style-name="LFO17" text:continue-numbering="true">
        <text:list-item>
          <text:p text:style-name="Recommendation">Definitions should<text:s/>be expressed without embedding rationale, functional usage, domain information, or procedural<text:s/>information<text:s/></text:p>
        </text:list-item>
      </text:list>
      <text:p text:style-name="Normal">Although they are often necessary, such statements do not belong in the definition proper because they contain information extraneous to the definition. If deemed useful, such expressions may be placed in other<text:s/>documents or placeholders<text:s/>(see ISO/IEC 11179-3). It is, however, permissible to add<text:s/>examples after the definition, preferably in a separate section or placeholder next to the definition.</text:p>
      <text:p text:style-name="Normal">The rationale for a given definition should not be included as part of the definition (e.g. if a<text:s/>definition implies using non-EU units, such as<text:s/>miles instead of<text:s/>kilometres, the reason should not<text:s/>be indicated in the definition.<text:s/></text:p>
      <text:p text:style-name="Normal">Functional usage such as “this<text:s/>concept<text:s/>should not be used for ...” should not be included in the definition.</text:p>
      <text:p text:style-name="Normal">Remarks about procedural aspects. For example, “This<text:s/>concept<text:s/>is used in conjunction with<text:s/>this other concept “xxx”, should not appear in the definition; instead use “Related<text:s/>concept<text:s/>reference” and “Type of relationship” as specified in ISO/IEC 11179-3 (namely for<text:s/>data elements).</text:p>
      <text:p text:style-name="Normal">Example<text:s/>- “Global Procurement Agreement Indicator”<text:s/></text:p>
      <text:soft-page-break/>
      <text:list text:style-name="LFO23" text:continue-numbering="true">
        <text:list-item>
          <text:p text:style-name="P122">Good definition:<text:s/>Indication of whether the procurement procedure is subjected to the conditions expressed in the World Trade Organisation (WTO) Government Procurement Agreement (GPA).</text:p>
        </text:list-item>
        <text:list-item>
          <text:p text:style-name="P123">Poor definition:<text:s/>Boolean value<text:s/>which is<text:s/>used by the software applications<text:s/>in<text:s/>eProcurement platforms to<text:s/>discard or select procurement contracts based on global trade standards like the WTO GPA.</text:p>
        </text:list-item>
      </text:list>
      <text:p text:style-name="Normal"><text:span text:style-name="T124">Reason</text:span><text:s/>- The poor definition contains remarks about functional usage<text:s/>(and additionally uses non explained acronyms, see Requirement<text:s/>number<text:s/>5 above). This information starting with “which is provided for...” must be excluded from the definition and placed in another attribute, if it is necessary information.<text:s/></text:p>
      <text:list text:style-name="LFO17" text:continue-numbering="true">
        <text:list-item>
          <text:p text:style-name="Recommendation">Definitions should avoid circular reasoning</text:p>
        </text:list-item>
      </text:list>
      <text:p text:style-name="P125">Two definitions shall not be defined in terms of each other. A definition should not use another concept's definition as its definition. This results in a situation where a concept is defined with the aid of another concept that is, in turn, defined with the aid of the given concept.<text:s/></text:p>
      <text:p text:style-name="P126">Example<text:s/>-<text:s/>Two<text:s/>concepts<text:s/>with poor definitions:<text:s/></text:p>
      <text:list text:style-name="LFO23" text:continue-numbering="true">
        <text:list-item>
          <text:p text:style-name="P127">Employee ID Number - Number assigned to an employee.<text:s/></text:p>
        </text:list-item>
        <text:list-item>
          <text:p text:style-name="P128">Employee - Person corresponding to the employee ID number.<text:s/></text:p>
        </text:list-item>
      </text:list>
      <text:p text:style-name="P129">Reason<text:s/>-<text:s/>Each definition refers to the other for its meaning. The meaning is not given in either definition.<text:s/></text:p>
      <text:list text:style-name="LFO17" text:continue-numbering="true">
        <text:list-item>
          <text:p text:style-name="Recommendation">Definitions should<text:s/>use the same terminology and consistent logical structure for related definitions, all through the glossary</text:p>
        </text:list-item>
      </text:list>
      <text:p text:style-name="Normal"><text:span text:style-name="T130">A common terminology and syntax should be used for similar or associated definitions.</text:span></text:p>
      <text:p text:style-name="Normal"><text:span text:style-name="T131">Example 1</text:span><text:s/>– In the European context, the terms “tender” and<text:s/>“contract”<text:s/>are sometimes<text:s/>used to refer to “procurement procedure”. This should be avoided as much as possible as<text:s/>“tender” should always refer to the offer submitted by the economic operator and<text:s/>“contract” to<text:s/>the<text:s/>document named “contract”,<text:s/>signed by the procuring entity(ies) and<text:s/>the<text:s/>economic operator(s).<text:s/>Therefore<text:s/>“tender” and “contract”<text:s/>should not appear in definitions unless deemed really relevant.</text:p>
      <text:list text:style-name="LFO23" text:continue-numbering="true">
        <text:list-item>
          <text:p text:style-name="P132">Good definition (for the term “CPV”): The Common Procurement Vocabulary (CPV) code, a single classification system for public procurement aimed at standardising the references used by contracting authorities and entities to describe the subject of a procurement<text:s/>procedure/contract.</text:p>
        </text:list-item>
        <text:list-item>
          <text:p text:style-name="P133">Poor definitions<text:s/>(poor use of the<text:s/>term “tender”):</text:p>
          <text:list text:continue-numbering="true">
            <text:list-item>
              <text:p text:style-name="P134">Term: Milestones; Definition:<text:s/>A list of milestones associated with the tender;</text:p>
            </text:list-item>
            <text:list-item>
              <text:p text:style-name="P135">Term: Buyer; Definition:<text:s/>The buyer is the entity whose budget will be used to purchase the goods. This may be different from the procuring agency who may be specified in the tender data.</text:p>
            </text:list-item>
          </text:list>
        </text:list-item>
      </text:list>
      <text:p text:style-name="Normal"><text:span text:style-name="T136">Reason</text:span>:<text:s/>The<text:s/>definition used for<text:s/>CPV<text:s/>is good because it applies to<text:s/>the object of a procurement procedure or to the contract generated by one or several awarded lots.<text:s/>In the case of “Milestones” and “Buyer”, the term “tender”<text:s/>is improperly used to replace “procurement procedure” and it should be used only to refer to the offer or proposal submitted by the economic operator in the context of a procurement procedure.</text:p>
      <text:p text:style-name="Normal"><text:span text:style-name="T137">Example 2</text:span><text:span text:style-name="T138"><text:s/></text:span><text:span text:style-name="T139">- The<text:s/></text:span><text:span text:style-name="T140">following</text:span><text:span text:style-name="T141"><text:s/>example illustrates<text:s/></text:span><text:span text:style-name="T142">the recommendation that similar terminology should be expressed in regular form</text:span><text:span text:style-name="T143">. Both definitions pertain to related concepts and therefore have the same logical structure an</text:span><text:span text:style-name="T144">d similar terminology:</text:span></text:p>
      <text:list text:style-name="LFO23" text:continue-numbering="true">
        <text:list-item>
          <text:p text:style-name="P145">“Goods Dispatch Date” - Date on which goods were dispatched by a given party.<text:s/></text:p>
        </text:list-item>
        <text:list-item>
          <text:p text:style-name="P146">“Goods Receipt Date” - Date on which goods were received by a given party.<text:s/></text:p>
        </text:list-item>
      </text:list>
      <text:p text:style-name="Normal"><text:span text:style-name="T147">Reason</text:span><text:span text:style-name="T148"><text:s/></text:span><text:span text:style-name="T149">–</text:span><text:span text:style-name="T150"><text:s/></text:span><text:span text:style-name="T151">Both options are to be considered good as u</text:span><text:span text:style-name="T152">sing the same terminology and syntax facilitates understanding. Otherwise, users wonder whether some difference is implied by use of synonymous terms and variable syntax.<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EKNMF+Arial" svg:font-family="AEKNMF+Arial" style:font-family-generic="swiss" svg:panose-1="0 0 0 0 0 0 0 0 0 0"/>
    <style:font-face style:name="AEKNLE+Arial,Bold" svg:font-family="AEKNLE+Arial,Bold" style:font-family-generic="swiss" svg:panose-1="0 0 0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1666in"/>
      <style:text-properties style:font-name-asian="Times New Roman" style:font-name-complex="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color="#1F4D78" fo:font-size="12pt" style:font-size-asian="12pt" style:font-size-complex="12pt" fo:hyphenate="false"/>
    </style:style>
    <style:style style:name="Normal" style:display-name="Normal" style:family="paragraph">
      <style:paragraph-properties fo:text-align="justify"/>
      <style:text-properties style:font-name="Calibri Light" style:font-name-complex="Calibri Light" fo:color="#000000" fo:font-size="10pt" style:font-size-asian="10pt" style:font-size-complex="10pt" fo:language="en" fo:country="GB" fo:hyphenate="false"/>
    </style:style>
    <style:style style:name="Fuentedepárrafopredeter." style:display-name="Fuente de párrafo predeter." style:family="text"/>
    <style:style style:name="Textonotapie" style:display-name="Texto nota pie" style:family="paragraph" style:parent-style-name="Normal">
      <style:paragraph-properties fo:margin-bottom="0in" fo:line-height="100%"/>
      <style:text-properties fo:hyphenate="false"/>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Footnote" style:display-name="Footnote" style:family="paragraph" style:parent-style-name="Textonotapie">
      <style:text-properties fo:font-size="8pt" style:font-size-asian="8pt"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FootnoteCar" style:display-name="Footnote Car" style:family="text" style:parent-style-name="TextonotapieCar">
      <style:text-properties fo:font-size="8pt" style:font-size-asian="8pt" style:font-size-complex="10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AEKNMF+Arial" style:font-name-complex="AEKNMF+Arial" fo:color="#000000" fo:font-size="12pt" style:font-size-asian="12pt" style:font-size-complex="12pt" fo:hyphenate="false"/>
    </style:style>
    <style:style style:name="CM18" style:display-name="CM18" style:family="paragraph" style:parent-style-name="Default" style:next-style-name="Default">
      <style:text-properties style:font-name-complex="Times New Roman" style:use-window-font-color="true" fo:hyphenate="false"/>
    </style:style>
    <style:style style:name="CM26" style:display-name="CM26" style:family="paragraph" style:parent-style-name="Default" style:next-style-name="Default">
      <style:text-properties style:font-name="AEKNLE+Arial,Bold" style:font-name-complex="Times New Roman" style:use-window-font-color="true" fo:hyphenate="false"/>
    </style:style>
    <style:style style:name="CM21" style:display-name="CM21" style:family="paragraph" style:parent-style-name="Default" style:next-style-name="Default">
      <style:text-properties style:font-name-complex="Times New Roman" style:use-window-font-color="true"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fo:language="en" fo:country="GB"/>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fo:language="en" fo:country="GB"/>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fo:language="en" fo:country="GB"/>
    </style:style>
    <style:style style:name="Requirement" style:display-name="Requirement" style:family="paragraph" style:parent-style-name="Párrafodelista" style:list-style-name="LFO7">
      <style:text-properties fo:font-weight="bold" style:font-weight-asian="bold"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árrafodelistaCar" style:display-name="Párrafo de lista Car" style:family="text" style:parent-style-name="Fuentedepárrafopredeter.">
      <style:text-properties style:font-name="Calibri Light" style:font-name-complex="Calibri Light" fo:color="#000000" fo:font-size="10pt" style:font-size-asian="10pt" style:font-size-complex="10pt" fo:language="en" fo:country="GB"/>
    </style:style>
    <style:style style:name="RequirementCar" style:display-name="Requirement Car" style:family="text" style:parent-style-name="PárrafodelistaCar">
      <style:text-properties style:font-name="Calibri Light" style:font-name-complex="Calibri Light" fo:font-weight="bold" style:font-weight-asian="bold" fo:color="#000000" fo:font-size="10pt" style:font-size-asian="10pt" style:font-size-complex="10pt" fo:language="en" fo:country="GB"/>
    </style:style>
    <style:style style:name="EncabezadoCar" style:display-name="Encabezado Car" style:family="text" style:parent-style-name="Fuentedepárrafopredeter.">
      <style:text-properties style:font-name="Calibri Light" style:font-name-complex="Calibri Light" fo:color="#000000" fo:font-size="10pt" style:font-size-asian="10pt" style:font-size-complex="10pt" fo:language="en" fo:country="GB"/>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Calibri Light" style:font-name-complex="Calibri Light" fo:color="#000000" fo:font-size="10pt" style:font-size-asian="10pt" style:font-size-complex="10pt" fo:language="en" fo:country="GB"/>
    </style:style>
    <style:style style:name="Recommendation" style:display-name="Recommendation" style:family="paragraph" style:parent-style-name="Normal" style:list-style-name="LFO17">
      <style:paragraph-properties fo:margin-left="0.2958in" fo:text-indent="-0.2958in">
        <style:tab-stops/>
      </style:paragraph-properties>
      <style:text-properties fo:font-weight="bold" style:font-weight-asian="bold" fo:hyphenate="false"/>
    </style:style>
    <style:style style:name="CM11" style:display-name="CM11" style:family="paragraph" style:parent-style-name="Default" style:next-style-name="Default">
      <style:paragraph-properties style:line-height-at-least="0.1604in"/>
      <style:text-properties style:font-name="AEKNLE+Arial,Bold" style:font-name-complex="Times New Roman" style:use-window-font-color="true" fo:hyphenate="false"/>
    </style:style>
    <style:style style:name="CM17" style:display-name="CM17" style:family="paragraph" style:parent-style-name="Default" style:next-style-name="Default">
      <style:text-properties style:font-name="AEKNLE+Arial,Bold" style:font-name-complex="Times New Roman" style:use-window-font-color="true" fo:hyphenate="false"/>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color="#000000" fo:font-size="8pt" style:font-size-asian="8pt" style:font-size-complex="8pt" fo:language="en" fo:country="GB"/>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hyphenate="false"/>
    </style:style>
    <style:style style:name="TextocomentarioCar" style:display-name="Texto comentario Car" style:family="text" style:parent-style-name="Fuentedepárrafopredeter.">
      <style:text-properties style:font-name="Calibri Light" style:font-name-complex="Calibri Light" fo:color="#000000" fo:font-size="10pt" style:font-size-asian="10pt" style:font-size-complex="10pt" fo:language="en" fo:country="GB"/>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Calibri Light" style:font-name-complex="Calibri Light" fo:font-weight="bold" style:font-weight-asian="bold" style:font-weight-complex="bold" fo:color="#000000" fo:font-size="10pt" style:font-size-asian="10pt" style:font-size-complex="10pt" fo:language="en" fo:country="GB"/>
    </style:style>
    <style:style style:name="Revisión" style:display-name="Revisión" style:family="paragraph">
      <style:paragraph-properties fo:margin-bottom="0in" fo:line-height="100%"/>
      <style:text-properties style:font-name="Calibri Light" style:font-name-complex="Calibri Light" fo:color="#000000" fo:font-size="10pt" style:font-size-asian="10pt" style:font-size-complex="10pt" fo:language="en" fo:country="GB"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font-name-asian="Calibri" style:font-name-complex="Calibri Ligh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Light" style:font-name-asian="Calibri" style:font-name-complex="Calibri Ligh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Light" style:font-name-asian="Calibri" style:font-name-complex="Calibri Ligh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font-name-asian="Calibri" style:font-name-complex="Calibri Ligh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Calibri" style:font-name-complex="Calibri Ligh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font-name-asian="Calibri" style:font-name-complex="Calibri Ligh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Calibri" style:font-name-complex="Calibri Ligh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asian="Calibri" style:font-name-complex="Calibri Ligh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style:font-name="Symbol" style:font-name-asian="Calibri" style:font-name-complex="Calibri Ligh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font-name-asian="Calibri" style:font-name-complex="Calibri Ligh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font-name-asian="Calibri" style:font-name-complex="Calibri Ligh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font-name-asian="Calibri" style:font-name-complex="Calibri Light"/>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Calibri Light" style:font-name-asian="Calibri" style:font-name-complex="Calibri Light"/>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border-top="none" fo:border-left="none" fo:border-bottom="0.0104in solid #000000" fo:border-right="none" fo:padding-top="0in" fo:padding-left="0in" fo:padding-bottom="0.0138in" fo:padding-right="0in" style:shadow="none" fo:text-align="center"/>
      <style:text-properties fo:font-size="8pt" style:font-size-asian="8pt" style:font-size-complex="8pt"/>
    </style:style>
    <style:style style:name="P3" style:parent-style-name="Encabezado" style:family="paragraph">
      <style:paragraph-properties fo:text-align="center"/>
      <style:text-properties fo:font-size="8pt" style:font-size-asian="8pt" style:font-size-complex="8pt"/>
    </style:style>
    <style:style style:name="P4" style:parent-style-name="Piedepágina" style:family="paragraph">
      <style:paragraph-properties fo:text-align="end"/>
    </style:style>
    <style:style style:name="T5" style:parent-style-name="Fuentedepárrafopredeter." style:family="text">
      <style:text-properties fo:font-size="8pt" style:font-size-asian="8pt" style:font-size-complex="8pt" fo:language="es" fo:country="ES"/>
    </style:style>
  </office:automatic-styles>
  <office:master-styles>
    <style:master-page style:name="MP0" style:page-layout-name="PL0">
      <style:header>
        <text:p text:style-name="P2">ePO Glossary - Requirements and recommendations for the proposal of terms and the drafting of definitions</text:p>
        <text:p text:style-name="P3"/>
        <text:p text:style-name="Encabezado"/>
      </style:header>
      <style:footer>
        <text:p text:style-name="P4"><text:span text:style-name="T5"><text:page-number text:fixed="false">7</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nric Staromiejski Torregrosa</meta:initial-creator>
    <dc:creator>Enric Staromiejski Torregrosa</dc:creator>
    <meta:creation-date>2018-03-09T11:57:00Z</meta:creation-date>
    <dc:date>2018-03-09T11:59:00Z</dc:date>
    <meta:print-date>2018-03-02T09:36:00Z</meta:print-date>
    <meta:template xlink:href="Normal.dotm" xlink:type="simple"/>
    <meta:editing-cycles>3</meta:editing-cycles>
    <meta:editing-duration>PT180S</meta:editing-duration>
    <meta:document-statistic meta:page-count="7" meta:paragraph-count="35" meta:word-count="2755" meta:character-count="17874" meta:row-count="126" meta:non-whitespace-character-count="15154"/>
  </office:meta>
</office:document-meta>
</file>